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fd151"/>
    </style:style>
    <style:style style:name="P2" style:family="paragraph" style:parent-style-name="Standard">
      <style:text-properties officeooo:rsid="001fd151" officeooo:paragraph-rsid="001fd151"/>
    </style:style>
    <style:style style:name="P3" style:family="paragraph" style:parent-style-name="Standard">
      <style:text-properties fo:font-weight="bold" officeooo:rsid="001fd151" officeooo:paragraph-rsid="001fd151" style:font-weight-asian="bold" style:font-weight-complex="bold"/>
    </style:style>
    <style:style style:name="P4" style:family="paragraph" style:parent-style-name="Standard">
      <style:text-properties fo:font-weight="normal" officeooo:rsid="001fd151" officeooo:paragraph-rsid="001fd151" style:font-weight-asian="normal" style:font-weight-complex="normal"/>
    </style:style>
    <style:style style:name="P5" style:family="paragraph" style:parent-style-name="Standard">
      <style:text-properties fo:font-weight="normal" officeooo:rsid="001fd151" officeooo:paragraph-rsid="00207bc1" style:font-weight-asian="normal" style:font-weight-complex="normal"/>
    </style:style>
    <style:style style:name="T1" style:family="text">
      <style:text-properties officeooo:rsid="001fd151"/>
    </style:style>
    <style:style style:name="T2" style:family="text">
      <style:text-properties fo:font-weight="bold" officeooo:rsid="001fd151" style:font-weight-asian="bold" style:font-weight-complex="bold"/>
    </style:style>
    <style:style style:name="T3" style:family="text">
      <style:text-properties officeooo:rsid="00207b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hases of man:</text:p>
      <text:p text:style-name="P2"/>
      <text:p text:style-name="P2"/>
      <text:p text:style-name="P2">pg. 70-71 Deal of Happiness.</text:p>
      <text:p text:style-name="P3">TRUST. <text:s/>Understand.</text:p>
      <text:p text:style-name="P4">Good little woman: hand on shoulder.</text:p>
      <text:p text:style-name="P4">Beginning of road to success.</text:p>
      <text:p text:style-name="P4">Sweet letter.</text:p>
      <text:p text:style-name="P4"/>
      <text:p text:style-name="P4">pg. 71</text:p>
      <text:p text:style-name="P3">Confidence </text:p>
      <text:p text:style-name="P5"><text:span text:style-name="T3">[rluu_20140320: I think this is the note "Do"].</text:span></text:p>
      <text:p text:style-name="P5"><text:span text:style-name="T3"/></text:p>
      <text:p text:style-name="P4">pg. 72</text:p>
      <text:p text:style-name="P3">Deep</text:p>
      <text:p text:style-name="P4"/>
      <text:p text:style-name="P4"/>
      <text:p text:style-name="P4">faith</text:p>
      <text:p text:style-name="P4"/>
      <text:p text:style-name="P4"/>
      <text:p text:style-name="P4">work</text:p>
      <text:p text:style-name="P4"/>
      <text:p text:style-name="P4">----------------------</text:p>
      <text:p text:style-name="P4"/>
      <text:p text:style-name="P4"/>
      <text:p text:style-name="P2"/>
      <text:p text:style-name="P2">Conference to say good-bye and good wishes for success.</text:p>
      <text:p text:style-name="P2"/>
      <text:p text:style-name="P2">Trouble and disappointment.</text:p>
      <text:p text:style-name="P2"/>
      <text:p text:style-name="P2">Heart in throat.</text:p>
      <text:p text:style-name="P2">Signal light.</text:p>
      <text:p text:style-name="P2">20 miles out of Texarkana, go back to look for Marie.</text:p>
      <text:p text:style-name="P2">Red river.</text:p>
      <text:p text:style-name="P2">Marie flies into RG's arms.</text:p>
      <text:p text:style-name="P2">Too happy for words,</text:p>
      <text:p text:style-name="P2">Sat and talked of future plans until after midnight.</text:p>
      <text:p text:style-name="P2">Sleep</text:p>
      <text:p text:style-name="P2">Arose and dress</text:p>
      <text:p text:style-name="P2">State of collapse</text:p>
      <text:p text:style-name="P2">All his future happiness blasted in a moment.</text:p>
      <text:p text:style-name="P2"/>
      <text:p text:style-name="P2"/>
      <text:p text:style-name="P2"/>
      <text:p text:style-name="P2">Hand inside pocket, draw out a wallet. <text:s/>Tore envelope open.</text:p>
      <text:p text:style-name="P1"><text:span text:style-name="T1">Little note, tears down face. <text:s/>Letter written by Marie's </text:span><text:span text:style-name="T2">hand</text:span><text:span text:style-name="T1">.</text:span></text:p>
      <text:p text:style-name="P2"/>
      <text:p text:style-name="P1"><text:span text:style-name="T1">RG thinks of great </text:span><text:span text:style-name="T2">faith</text:span><text:span text:style-name="T1"> in her and his </text:span><text:span text:style-name="T2">faith</text:span><text:span text:style-name="T1"> in God adn the future as he read the letter</text:span></text:p>
      <text:p text:style-name="P2">Life will be a blank.</text:p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09-26T00:24:35</meta:creation-date>
    <dc:date>2014-03-20T15:37:14</dc:date>
    <dc:creator>Ryan </dc:creator>
    <meta:editing-duration>P0D</meta:editing-duration>
    <meta:editing-cycles>2</meta:editing-cycles>
    <meta:generator>LibreOffice/3.6$Linux_X86_64 LibreOffice_project/360m1$Build-304</meta:generator>
    <meta:document-statistic meta:table-count="0" meta:image-count="0" meta:object-count="0" meta:page-count="2" meta:paragraph-count="31" meta:word-count="148" meta:character-count="830" meta:non-whitespace-character-count="709"/>
  </office:meta>
</office:document-meta>
</file>